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775" officeooo:paragraph-rsid="001e57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ations sur la bd hebergee</text:p>
      <text:p text:style-name="P1"/>
      <text:p text:style-name="P1"/>
      <text:p text:style-name="P1"/>
      <text:p text:style-name="P1">hostname : dpg-d5igqrchg0os738jd990-a</text:p>
      <text:p text:style-name="P1"/>
      <text:p text:style-name="P1">port : 5432</text:p>
      <text:p text:style-name="P1"/>
      <text:p text:style-name="P1">database : rescuggriddb</text:p>
      <text:p text:style-name="P1"/>
      <text:p text:style-name="P1">username : rescuggriddb_user</text:p>
      <text:p text:style-name="P1"/>
      <text:p text:style-name="P1">password : OPcrFcHQZL8HcGVp43M2PUwxDwYIOQRu</text:p>
      <text:p text:style-name="P1"/>
      <text:p text:style-name="P1">internal database URL : postgresql://rescuggriddb_user:OPcrFcHQZL8HcGVp43M2PUwxDwYIOQRu@dpg-d5igqrchg0os738jd990-a/rescuggriddb</text:p>
      <text:p text:style-name="P1"/>
      <text:p text:style-name="P1">external database URL : postgresql://rescuggriddb_user:OPcrFcHQZL8HcGVp43M2PUwxDwYIOQRu@dpg-d5igqrchg0os738jd990-a.frankfurt-postgres.render.com/rescuggriddb</text:p>
      <text:p text:style-name="P1"/>
      <text:p text:style-name="P1">PSQL command : PGPASSWORD=OPcrFcHQZL8HcGVp43M2PUwxDwYIOQRu psql -h dpg-d5igqrchg0os738jd990-a.frankfurt-postgres.render.com -U rescuggriddb_user rescuggriddb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2T16:07:43.067632836</meta:creation-date>
    <dc:date>2026-01-12T16:11:38.807795806</dc:date>
    <meta:editing-duration>PT3M57S</meta:editing-duration>
    <meta:editing-cycles>1</meta:editing-cycles>
    <meta:document-statistic meta:table-count="0" meta:image-count="0" meta:object-count="0" meta:page-count="1" meta:paragraph-count="9" meta:word-count="40" meta:character-count="614" meta:non-whitespace-character-count="583"/>
    <meta:generator>LibreOffice/24.2.7.2$Linux_X86_64 LibreOffice_project/420$Build-2</meta:generator>
  </office:meta>
</office:document-meta>
</file>